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2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729fcf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16" style:family="graphic" style:parent-style-name="standard">
      <style:graphic-properties draw:fill-color="#ffffff" fo:min-height="15.15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style:font-name="Times New Roman1"/>
    </style:style>
    <style:style style:name="P2" style:family="paragraph">
      <loext:graphic-properties draw:fill-color="#ffffff"/>
    </style:style>
    <style:style style:name="P3" style:family="paragraph">
      <style:text-properties style:font-name="Times New Roman1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text-underline-style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Times New Roman2" fo:font-size="32pt" style:font-size-asian="32pt" style:font-size-complex="32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center"/>
      <style:text-properties style:font-name="Times New Roman2" fo:font-size="32pt" style:font-size-asian="32pt" style:font-size-complex="32pt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16pt" style:font-size-asian="16pt" style:font-size-complex="16pt"/>
    </style:style>
    <style:style style:name="T1" style:family="text">
      <style:text-properties style:font-name="Times New Roman1" fo:font-size="20pt" style:font-size-asian="20pt" style:font-size-complex="20pt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1" fo:font-style="italic" style:font-style-asian="italic" style:font-style-complex="italic"/>
    </style:style>
    <style:style style:name="T5" style:family="text">
      <style:text-properties style:font-name="Times New Roman1" style:text-underline-style="none"/>
    </style:style>
    <style:style style:name="T6" style:family="text">
      <style:text-properties style:font-name="Times New Roman2"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><text:span text:style-name="T1">доц. Валединский В.Д., Палачев И.А.</text:span></text:p>
            <text:p><text:span text:style-name="T1"/></text:p>
            <text:p><text:span text:style-name="T2">Метод согласования измерений опорной функции выпуклого тела в метрике Чебышева</text:span></text:p>
            <text:p><text:span text:style-name="T2"/></text:p>
            <text:p><text:span text:style-name="T1">Ломоносовские чтения</text:span></text:p>
            <text:p><text:span text:style-name="T1">20 апреля 2017 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Постановка задачи</text:span></text:p>
          </draw:text-box>
        </draw:frame>
        <draw:frame presentation:style-name="pr4" draw:text-style-name="P3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Определение</text:span><text:span text:style-name="T2">. Опорной функцией выпуклого тела K называется функция 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Пусть <text:s text:c="23"/>– единичные векторы,</text:span></text:p>
              </text:list-item>
              <text:list-item>
                <text:p><text:span text:style-name="T2">Пусть <text:s text:c="34"/>– измерения опорной некоторого </text:span><text:span text:style-name="T3">неизвестного</text:span><text:span text:style-name="T2"> выпуклого тела K</text:span></text:p>
              </text:list-item>
              <text:list-item>
                <text:p><text:span text:style-name="T2">Требуется: </text:span><text:span text:style-name="T4">наиболее точно</text:span><text:span text:style-name="T2"> восстановить тело K</text:span></text:p>
              </text:list-item>
            </text:list>
          </draw:text-box>
        </draw:frame>
        <draw:frame draw:style-name="gr2" draw:text-style-name="P4" draw:layer="layout" svg:width="7.08cm" svg:height="1.621cm" svg:x="5.363cm" svg:y="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4" draw:layer="layout" svg:width="9.624cm" svg:height="1.622cm" svg:x="5.5cm" svg:y="14.77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" draw:layer="layout" svg:width="14.673cm" svg:height="1.53cm" svg:x="2.6cm" svg:y="7.4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gon draw:style-name="gr3" draw:text-style-name="P4" draw:layer="layout" svg:width="7.399cm" svg:height="3.799cm" svg:x="13.6cm" svg:y="8.8cm" svg:viewBox="0 0 7400 3800" draw:points="2600,3800 0,2200 800,800 3800,0 7400,2000 5000,3600">
          <text:p/>
        </draw:polygon>
        <draw:line draw:style-name="gr4" draw:text-style-name="P5" draw:layer="layout" svg:x1="21.8cm" svg:y1="8.2cm" svg:x2="21.2cm" svg:y2="13.4cm">
          <text:p/>
        </draw:line>
        <draw:line draw:style-name="gr5" draw:text-style-name="P5" draw:layer="layout" svg:x1="17.2cm" svg:y1="11.4cm" svg:x2="19.4cm" svg:y2="11.6cm">
          <text:p/>
        </draw:line>
        <draw:line draw:style-name="gr4" draw:text-style-name="P5" draw:layer="layout" svg:x1="17.2cm" svg:y1="11.4cm" svg:x2="21.4cm" svg:y2="11.8cm">
          <text:p/>
        </draw:line>
        <draw:frame draw:style-name="gr2" draw:text-style-name="P4" draw:layer="layout" svg:width="1.301cm" svg:height="1.139cm" svg:x="17.4cm" svg:y="10.2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.454cm" svg:height="1.265cm" svg:x="21.499cm" svg:y="11.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5" draw:layer="layout" svg:x1="21.3cm" svg:y1="8.2cm" svg:x2="20.7cm" svg:y2="13.4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Формализация задачи</text:span></text:p>
          </draw:text-box>
        </draw:frame>
        <draw:frame presentation:style-name="pr4" draw:text-style-name="P6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><text:span text:style-name="T5">Введем переменные <text:s text:c="26"/>– точки касания. Рассмотрим задачи в разных метриках:</text:span></text:p>
                <text:p><text:span text:style-name="T5"/></text:p>
              </text:list-header>
              <text:list-item>
                <text:p><text:span text:style-name="T5"><text:s text:c="6"/></text:span><text:span text:style-name="T5">:</text:span></text:p>
                <text:p><text:span text:style-name="T5"/></text:p>
              </text:list-item>
              <text:list-item>
                <text:p><text:span text:style-name="T5"><text:s text:c="6"/></text:span><text:span text:style-name="T5">:</text:span></text:p>
                <text:p><text:span text:style-name="T5"/></text:p>
              </text:list-item>
              <text:list-item>
                <text:p><text:span text:style-name="T5"><text:s text:c="6"/></text:span><text:span text:style-name="T5">:</text:span></text:p>
              </text:list-item>
            </text:list>
          </draw:text-box>
        </draw:frame>
        <draw:frame draw:style-name="gr2" draw:text-style-name="P4" draw:layer="layout" svg:width="10.668cm" svg:height="3.124cm" svg:x="4.8cm" svg:y="8.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4" draw:layer="layout" svg:width="2.007cm" svg:height="1.778cm" svg:x="2.3cm" svg:y="9.4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4" draw:layer="layout" svg:width="1.993cm" svg:height="1.778cm" svg:x="2.393cm" svg:y="12.92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4" draw:layer="layout" svg:width="10.012cm" svg:height="3.129cm" svg:x="4.8cm" svg:y="12.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4" draw:layer="layout" svg:width="2.234cm" svg:height="1.576cm" svg:x="2.3cm" svg:y="16.42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4" draw:layer="layout" svg:width="12.764cm" svg:height="1.618cm" svg:x="4.8cm" svg:y="16.4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4" draw:layer="layout" svg:width="7.366cm" svg:height="1.778cm" svg:x="12.434cm" svg:y="4.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4" draw:text-style-name="P5" draw:layer="layout" svg:x1="17.7cm" svg:y1="9.4cm" svg:x2="17.7cm" svg:y2="17.8cm">
          <text:p/>
        </draw:line>
        <draw:frame draw:style-name="gr7" draw:text-style-name="P4" draw:layer="layout" svg:width="8.429cm" svg:height="1.524cm" svg:x="18.8cm" svg:y="10.27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4" draw:layer="layout" svg:width="5.377cm" svg:height="1.321cm" svg:x="20.4cm" svg:y="12.07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7" draw:layer="layout" svg:width="0.502cm" svg:height="1.187cm" svg:x="-7cm" svg:y="2cm">
          <draw:text-box>
            <text:p/>
          </draw:text-box>
        </draw:frame>
        <draw:frame draw:style-name="gr9" draw:text-style-name="P8" draw:layer="layout" svg:width="1.823cm" svg:height="1.505cm" svg:x="21.977cm" svg:y="8.8cm">
          <draw:text-box>
            <text:p><text:span text:style-name="T6">s.t.</text:span></text:p>
          </draw:text-box>
        </draw:frame>
        <draw:polygon draw:style-name="gr3" draw:text-style-name="P4" draw:layer="layout" svg:width="7.399cm" svg:height="3.799cm" svg:x="18.247cm" svg:y="14.8cm" svg:viewBox="0 0 7400 3800" draw:points="2600,3800 0,2200 800,800 3800,0 7400,2000 5000,3600">
          <text:p/>
        </draw:polygon>
        <draw:line draw:style-name="gr4" draw:text-style-name="P5" draw:layer="layout" svg:x1="26.447cm" svg:y1="14.2cm" svg:x2="25.847cm" svg:y2="19.4cm">
          <text:p/>
        </draw:line>
        <draw:line draw:style-name="gr5" draw:text-style-name="P5" draw:layer="layout" svg:x1="21.847cm" svg:y1="17.4cm" svg:x2="24.047cm" svg:y2="17.6cm">
          <text:p/>
        </draw:line>
        <draw:line draw:style-name="gr4" draw:text-style-name="P5" draw:layer="layout" svg:x1="21.847cm" svg:y1="17.4cm" svg:x2="26.047cm" svg:y2="17.8cm">
          <text:p/>
        </draw:line>
        <draw:frame draw:style-name="gr2" draw:text-style-name="P4" draw:layer="layout" svg:width="1.301cm" svg:height="1.139cm" svg:x="22.047cm" svg:y="16.26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4" draw:layer="layout" svg:width="1.454cm" svg:height="1.265cm" svg:x="26.146cm" svg:y="17.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6" draw:text-style-name="P5" draw:layer="layout" svg:x1="25.947cm" svg:y1="14.2cm" svg:x2="25.347cm" svg:y2="19.4cm">
          <text:p/>
        </draw:line>
        <draw:frame draw:style-name="gr2" draw:text-style-name="P4" draw:layer="layout" svg:width="1.332cm" svg:height="1.138cm" svg:x="24.593cm" svg:y="15.56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0" draw:text-style-name="P9" draw:layer="layout" svg:width="0.2cm" svg:height="0.2cm" svg:x="25.5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Недостатки существующего метода</text:span></text:p>
          </draw:text-box>
        </draw:frame>
        <draw:frame presentation:style-name="pr4" draw:text-style-name="P6" draw:layer="layout" svg:width="25.199cm" svg:height="16.086cm" svg:x="1.4cm" svg:y="4.914cm" presentation:class="outline" presentation:user-transformed="true">
          <draw:text-box>
            <text:p><text:span text:style-name="T5">Существующий метод: решать задачу КП/ЛП с помощью алгоритма внутренней точки [5]</text:span></text:p>
            <text:list text:style-name="L2">
              <text:list-item>
                <text:p><text:span text:style-name="T5">Квадратичное число ограничений типа неравенства</text:span></text:p>
              </text:list-item>
              <text:list-item>
                <text:p><text:span text:style-name="T5">Недетерминированное время работы алгоритма</text:span></text:p>
              </text:list-item>
            </text:list>
          </draw:text-box>
        </draw:frame>
        <draw:frame draw:style-name="gr8" draw:text-style-name="P7" draw:layer="layout" svg:width="0.502cm" svg:height="1.187cm" svg:x="-7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Задача в метрике Чебышева</text:span></text:p>
          </draw:text-box>
        </draw:frame>
        <draw:frame presentation:style-name="pr4" draw:text-style-name="P6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5">В метрике <text:s text:c="8"/>задачу можно переформулировать в следующем (эквивалентном) виде:</text:span></text:p>
              </text:list-header>
            </text:list>
          </draw:text-box>
        </draw:frame>
        <draw:frame draw:style-name="gr7" draw:text-style-name="P4" draw:layer="layout" svg:width="2.234cm" svg:height="1.576cm" svg:x="7.766cm" svg:y="4.6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4" draw:layer="layout" svg:width="8.429cm" svg:height="1.524cm" svg:x="3.8cm" svg:y="12.27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text-style-name="P4" draw:layer="layout" svg:width="5.377cm" svg:height="1.321cm" svg:x="5.4cm" svg:y="14.07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7" draw:layer="layout" svg:width="0.502cm" svg:height="1.187cm" svg:x="-7cm" svg:y="2cm">
          <draw:text-box>
            <text:p/>
          </draw:text-box>
        </draw:frame>
        <draw:frame draw:style-name="gr9" draw:text-style-name="P8" draw:layer="layout" svg:width="1.823cm" svg:height="1.505cm" svg:x="13.377cm" svg:y="10.295cm">
          <draw:text-box>
            <text:p><text:span text:style-name="T6">s.t.</text:span></text:p>
          </draw:text-box>
        </draw:frame>
        <draw:frame draw:style-name="gr2" draw:text-style-name="P4" draw:layer="layout" svg:width="3.713cm" svg:height="1.289cm" svg:x="12.2cm" svg:y="8.3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4" draw:layer="layout" svg:width="8.15cm" svg:height="1.655cm" svg:x="16.371cm" svg:y="12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4" draw:layer="layout" svg:width="5.194cm" svg:height="1.321cm" svg:x="17.723cm" svg:y="14.079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text-style-name="P11" draw:layer="layout" svg:width="9.8cm" svg:height="2.759cm" svg:x="3.6cm" svg:y="16.441cm">
          <draw:text-box>
            <text:p text:style-name="P4"><text:span text:style-name="T6">условия согласованности </text:span></text:p>
          </draw:text-box>
        </draw:frame>
        <draw:frame draw:style-name="gr11" draw:text-style-name="P11" draw:layer="layout" svg:width="6.6cm" svg:height="2.759cm" svg:x="17.2cm" svg:y="16.4cm">
          <draw:text-box>
            <text:p text:style-name="P4"><text:span text:style-name="T6">условия локальности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Теорема</text:span></text:p>
          </draw:text-box>
        </draw:frame>
        <draw:frame presentation:style-name="pr4" draw:text-style-name="P6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5">Пусть <text:s text:c="4"/>– преобразование двойственности, т.е.:</text:span></text:p>
                <text:p text:style-name="P10"><text:span text:style-name="T5"/></text:p>
                <text:p text:style-name="P10"><text:span text:style-name="T5"/></text:p>
                <text:p text:style-name="P10"><text:span text:style-name="T5">Тогда система условий согласованности и локальности разрешима при заданном <text:s text:c="3"/>тогда и только тогда, когда ни одна из точек</text:span></text:p>
                <text:p text:style-name="P10"><text:span text:style-name="T5"/></text:p>
                <text:p text:style-name="P10"><text:span text:style-name="T5">не лежит во внутренности многогранника <text:s text:c="14"/>где <text:s text:c="8"/>– пересечение полупространств:</text:span></text:p>
              </text:list-header>
            </text:list>
          </draw:text-box>
        </draw:frame>
        <draw:frame draw:style-name="gr8" draw:text-style-name="P7" draw:layer="layout" svg:width="0.502cm" svg:height="1.187cm" svg:x="-7cm" svg:y="2cm">
          <draw:text-box>
            <text:p/>
          </draw:text-box>
        </draw:frame>
        <draw:frame draw:style-name="gr7" draw:text-style-name="P4" draw:layer="layout" svg:width="16.662cm" svg:height="1.524cm" svg:x="5.7cm" svg:y="6.52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4" draw:layer="layout" svg:width="16.612cm" svg:height="1.524cm" svg:x="5.701cm" svg:y="8.22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4" draw:layer="layout" svg:width="4.342cm" svg:height="1.776cm" svg:x="23.116cm" svg:y="16.00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4" draw:layer="layout" svg:width="1.351cm" svg:height="0.842cm" svg:x="21.616cm" svg:y="11.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4" draw:layer="layout" svg:width="10.09cm" svg:height="1.622cm" svg:x="9.51cm" svg:y="14.37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4" draw:layer="layout" svg:width="2.327cm" svg:height="1.654cm" svg:x="4.6cm" svg:y="17.224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text-style-name="P4" draw:layer="layout" svg:width="8.269cm" svg:height="1.622cm" svg:x="10.61cm" svg:y="1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text-style-name="P4" draw:layer="layout" svg:width="1.484cm" svg:height="1.197cm" svg:x="5.458cm" svg:y="4.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12" draw:text-style-name="P12" xml:id="id2" draw:id="id2" draw:layer="layout" svg:width="0.6cm" svg:height="0.2cm" svg:x="1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Теорема</text:span></text:p>
          </draw:text-box>
        </draw:frame>
        <draw:frame draw:style-name="gr8" draw:text-style-name="P7" draw:layer="layout" svg:width="0.502cm" svg:height="1.187cm" svg:x="-7cm" svg:y="2cm">
          <draw:text-box>
            <text:p/>
          </draw:text-box>
        </draw:frame>
        <draw:line draw:style-name="gr4" draw:text-style-name="P5" draw:layer="layout" svg:x1="6.6cm" svg:y1="14.843cm" svg:x2="11cm" svg:y2="7.043cm">
          <text:p/>
        </draw:line>
        <draw:line draw:style-name="gr4" draw:text-style-name="P5" draw:layer="layout" svg:x1="1.4cm" svg:y1="11.7cm" svg:x2="25.6cm" svg:y2="7.9cm">
          <text:p/>
        </draw:line>
        <draw:line draw:style-name="gr4" draw:text-style-name="P5" draw:layer="layout" svg:x1="14.1cm" svg:y1="5.8cm" svg:x2="21.5cm" svg:y2="15.4cm">
          <text:p/>
        </draw:line>
        <draw:line draw:style-name="gr4" draw:text-style-name="P5" draw:layer="layout" svg:x1="5.4cm" svg:y1="15.1cm" svg:x2="10.2cm" svg:y2="6.3cm">
          <text:p/>
        </draw:line>
        <draw:line draw:style-name="gr4" draw:text-style-name="P5" draw:layer="layout" svg:x1="4.6cm" svg:y1="10.3cm" svg:x2="23.8cm" svg:y2="7.3cm">
          <text:p/>
        </draw:line>
        <draw:line draw:style-name="gr4" draw:text-style-name="P5" draw:layer="layout" svg:x1="15.6cm" svg:y1="6.1cm" svg:x2="22.4cm" svg:y2="14.7cm">
          <text:p/>
        </draw:line>
        <draw:line draw:style-name="gr13" draw:text-style-name="P5" draw:layer="layout" svg:x1="13.8cm" svg:y1="16.3cm" svg:x2="13.4cm" svg:y2="13.3cm">
          <text:p/>
        </draw:line>
        <draw:line draw:style-name="gr4" draw:text-style-name="P5" draw:layer="layout" svg:x1="13.8cm" svg:y1="16.3cm" svg:x2="12.8cm" svg:y2="9.1cm">
          <text:p/>
        </draw:line>
        <draw:frame draw:style-name="gr2" draw:text-style-name="P4" draw:layer="layout" svg:width="1.301cm" svg:height="1.139cm" svg:x="12.2cm" svg:y="13.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4" draw:layer="layout" svg:width="2.701cm" svg:height="1.265cm" svg:x="12.599cm" svg:y="7.43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4" draw:layer="layout" svg:width="2.869cm" svg:height="1.265cm" svg:x="13.1cm" svg:y="10.03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polygon draw:style-name="gr14" draw:text-style-name="P12" draw:layer="layout" svg:width="7.799cm" svg:height="1.999cm" svg:x="9cm" svg:y="8.5cm" svg:viewBox="0 0 7800 2000" draw:points="0,2000 600,1000 7200,0 7800,800">
          <text:p/>
        </draw:polygon>
        <draw:frame draw:style-name="gr2" draw:text-style-name="P4" xml:id="id1" draw:id="id1" draw:layer="layout" svg:width="1.332cm" svg:height="1.138cm" svg:x="6.6cm" svg:y="6.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onnector draw:style-name="gr15" draw:text-style-name="P13" draw:layer="layout" draw:type="curve" svg:x1="7.266cm" svg:y1="7.938cm" svg:x2="12.3cm" svg:y2="9.5cm" draw:start-shape="id1" draw:start-glue-point="2" draw:end-shape="id2" draw:end-glue-point="4" svg:d="M7266 7938c0 1171 5034 391 5034 1562" svg:viewBox="0 0 5035 1563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Алгоритм</text:span></text:p>
          </draw:text-box>
        </draw:frame>
        <draw:frame draw:style-name="gr8" draw:text-style-name="P7" draw:layer="layout" svg:width="0.502cm" svg:height="1.187cm" svg:x="-7cm" svg:y="2cm">
          <draw:text-box>
            <text:p/>
          </draw:text-box>
        </draw:frame>
        <draw:frame presentation:style-name="pr4" draw:text-style-name="P6" draw:layer="layout" svg:width="25.199cm" svg:height="16.086cm" svg:x="1.401cm" svg:y="4.914cm" presentation:class="outline" presentation:user-transformed="true">
          <draw:text-box>
            <text:list text:style-name="L3">
              <text:list-item>
                <text:p text:style-name="P10"><text:span text:style-name="T5"><text:s/></text:span><text:span text:style-name="T5">Пусть для некоторого <text:s text:c="7"/>система разрешима</text:span></text:p>
              </text:list-item>
              <text:list-item>
                <text:p text:style-name="P10"><text:span text:style-name="T5"><text:s/></text:span><text:span text:style-name="T5">С помощью деления отрезка <text:s text:c="15"/>пополам определить минимальное</text:span></text:p>
                <text:p text:style-name="P10"><text:span text:style-name="T5"/></text:p>
                <text:p text:style-name="P10"><text:span text:style-name="T5">Время работы алгоритма:</text:span></text:p>
                <text:p text:style-name="P10"><text:span text:style-name="T5"/></text:p>
                <text:p text:style-name="P10"><text:span text:style-name="T5"/></text:p>
                <text:p text:style-name="P10"><text:span text:style-name="T5">где <text:s text:c="8"/>– точность вычислений</text:span></text:p>
              </text:list-item>
            </text:list>
          </draw:text-box>
        </draw:frame>
        <draw:frame draw:style-name="gr7" draw:text-style-name="P4" draw:layer="layout" svg:width="4.151cm" svg:height="1.848cm" svg:x="17.7cm" svg:y="6.36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text-style-name="P4" draw:layer="layout" svg:width="4.151cm" svg:height="1.848cm" svg:x="17.701cm" svg:y="6.36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text-style-name="P4" draw:layer="layout" svg:width="1.826cm" svg:height="1.297cm" svg:x="13.674cm" svg:y="5.20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4" draw:layer="layout" svg:width="1.35cm" svg:height="0.84cm" svg:x="15.1cm" svg:y="8.20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7" draw:text-style-name="P4" draw:layer="layout" svg:width="15.069cm" svg:height="2.651cm" svg:x="6.9cm" svg:y="13.349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7" draw:text-style-name="P4" draw:layer="layout" svg:width="2.515cm" svg:height="1.137cm" svg:x="4.2cm" svg:y="16.66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Реализация и тестирование</text:span></text:p>
          </draw:text-box>
        </draw:frame>
        <draw:frame draw:style-name="gr8" draw:text-style-name="P7" draw:layer="layout" svg:width="0.502cm" svg:height="1.187cm" svg:x="-7cm" svg:y="2cm">
          <draw:text-box>
            <text:p/>
          </draw:text-box>
        </draw:frame>
        <draw:frame presentation:style-name="pr4" draw:text-style-name="P6" draw:layer="layout" svg:width="25.199cm" svg:height="16.086cm" svg:x="1.401cm" svg:y="4.914cm" presentation:class="outline" presentation:user-transformed="true">
          <draw:text-box>
            <text:list text:style-name="L1">
              <text:list-item>
                <text:p text:style-name="P14"><text:span text:style-name="T5">Алгоритм был реализован на основе динамической выпуклой оболочки из пакета CGAL</text:span></text:p>
              </text:list-item>
              <text:list-item>
                <text:p text:style-name="P14"><text:span text:style-name="T5">На тестовом примере время работы улучшено в 300 раз (300 с → 1 с) по сравнению с существовавшим ранее методом (на основе алгоритма внутренней точки)</text:span></text:p>
              </text:list-item>
              <text:list-item>
                <text:p text:style-name="P14"><text:span text:style-name="T5">Детерминированное время работ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Л</text:span><text:span text:style-name="T2">и</text:span><text:span text:style-name="T2">т</text:span><text:span text:style-name="T2">е</text:span><text:span text:style-name="T2">р</text:span><text:span text:style-name="T2">ат</text:span><text:span text:style-name="T2">у</text:span><text:span text:style-name="T2">р</text:span><text:span text:style-name="T2">а</text:span></text:p>
          </draw:text-box>
        </draw:frame>
        <draw:frame draw:style-name="gr8" draw:text-style-name="P7" draw:layer="layout" svg:width="0.502cm" svg:height="1.187cm" svg:x="-7cm" svg:y="2cm">
          <draw:text-box>
            <text:p/>
          </draw:text-box>
        </draw:frame>
        <draw:frame presentation:style-name="pr4" draw:text-style-name="P6" draw:layer="layout" svg:width="25.199cm" svg:height="16.086cm" svg:x="1.401cm" svg:y="4.914cm" presentation:class="outline" presentation:user-transformed="true">
          <draw:text-box>
            <text:p/>
          </draw:text-box>
        </draw:frame>
        <draw:frame draw:style-name="gr16" draw:text-style-name="P16" draw:layer="layout" svg:width="24cm" svg:height="15.4cm" svg:x="2cm" svg:y="3.8cm">
          <draw:text-box>
            <text:list text:style-name="L1">
              <text:list-item>
                <text:p text:style-name="P15"><text:span text:style-name="T7">[1] </text:span><text:span text:style-name="T8">Prince J.L., Willsky A.S.</text:span><text:span text:style-name="T7"> Reconstructing convex sets from support line measurements // </text:span><text:span text:style-name="T7">IEEE Trans. Pattern. Anal. And Machine Intel. 1990. </text:span><text:span text:style-name="T9">12</text:span><text:span text:style-name="T7">, N 4. 377-389</text:span></text:p>
                <text:p text:style-name="P15"><text:span text:style-name="T7">(URL: </text:span><text:span text:style-name="T7"><text:a xlink:href="http://dspace.mit.edu/bitstream/handle/1721.1/3016/P-17?sequence=1" xlink:type="simple">http://dspace.mit.edu/bitstream/handle/1721.1/3016/P-17?sequence=1</text:a></text:span><text:span text:style-name="T7">)</text:span></text:p>
                <text:p text:style-name="P15"><text:span text:style-name="T7"/></text:p>
              </text:list-item>
              <text:list-item>
                <text:p text:style-name="P15"><text:span text:style-name="T7">[2] </text:span><text:span text:style-name="T8">Lele A.S., Kulkarni S.R., Willsky A.S</text:span><text:span text:style-name="T7">. Convex-polygon estimation from support-line </text:span><text:span text:style-name="T7">measurements and applications to target reconstruction from laser-radar data // J. Opt. Soc. </text:span><text:span text:style-name="T7">Amer. A. 1992. </text:span><text:span text:style-name="T9">9</text:span><text:span text:style-name="T7">, N 10. 1693-1714.</text:span></text:p>
                <text:p text:style-name="P15"><text:span text:style-name="T7">(URL: </text:span><text:span text:style-name="T7"><text:a xlink:href="http://ssg.mit.edu/~willsky/publ_pdfs/133_pub_MIV.pdf" xlink:type="simple">http://ssg.mit.edu/~willsky/publ_pdfs/133_pub_MIV.pdf</text:a></text:span><text:span text:style-name="T7">)</text:span></text:p>
                <text:p text:style-name="P15"><text:span text:style-name="T7"/></text:p>
              </text:list-item>
              <text:list-item>
                <text:p text:style-name="P15"><text:span text:style-name="T7">[3] </text:span><text:span text:style-name="T8">Gregor J., Rannou F.R</text:span><text:span text:style-name="T7">. Three-dimensional support function estimation and application for </text:span><text:span text:style-name="T7">projection magnetic resonance imaging // Int. J. Imaging Systems and Technol. 2002. </text:span><text:span text:style-name="T9">12</text:span><text:span text:style-name="T7">, N 1. </text:span><text:span text:style-name="T7">43-50.</text:span></text:p>
                <text:p text:style-name="P15"><text:span text:style-name="T7">(URL: </text:span><text:span text:style-name="T7"><text:a xlink:href="http://onlinelibrary.wiley.com/doi/10.1002/ima.10007/abstract" xlink:type="simple">http://onlinelibrary.wiley.com/doi/10.1002/ima.10007/abstract</text:a></text:span><text:span text:style-name="T7">)</text:span></text:p>
                <text:p text:style-name="P15"><text:span text:style-name="T7"/></text:p>
              </text:list-item>
              <text:list-item>
                <text:p text:style-name="P15"><text:span text:style-name="T7">[4] </text:span><text:span text:style-name="T8">Gardner R.J., Kiderlen M</text:span><text:span text:style-name="T7">. A new algorithm for 3D reconstruction from support functions // </text:span><text:span text:style-name="T7">IEEE Trans. Pattern Anal. and Machine Intel. 2009. </text:span><text:span text:style-name="T9">31</text:span><text:span text:style-name="T7">, N 3. 556562.</text:span></text:p>
                <text:p text:style-name="P15"><text:span text:style-name="T7">(URL: </text:span><text:span text:style-name="T7"><text:a xlink:href="http://pure.au.dk/portal/files/34828024/imf_thiele_2007_15.pdf" xlink:type="simple">http://pure.au.dk/portal/files/34828024/imf_thiele_2007_15.pdf</text:a></text:span><text:span text:style-name="T7">)</text:span></text:p>
                <text:p text:style-name="P15"><text:span text:style-name="T7"/></text:p>
              </text:list-item>
              <text:list-item>
                <text:p text:style-name="P15"><text:span text:style-name="T7">[5] </text:span><text:span text:style-name="T8">Палачев И.А. </text:span><text:span text:style-name="T7">Метод исключения избыточных условий в задаче восстановления тела по </text:span><text:span text:style-name="T7">измерениям его опорной функции // Вычисл. методы и програм. 2015. </text:span><text:span text:style-name="T9">16</text:span><text:span text:style-name="T10">. 348-359.</text:span></text:p>
                <text:p text:style-name="P15"><text:span text:style-name="T10">(URL: </text:span><text:span text:style-name="T10"><text:a xlink:href="http://num-meth.srcc.msu.ru/zhurnal/tom_2015/pdf/v16r334.pdf" xlink:type="simple">http://num-meth.srcc.msu.ru/zhurnal/tom_2015/pdf/v16r334.pdf</text:a></text:span><text:span text:style-name="T10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9.2cm" svg:height="1.448cm" svg:x="17.9cm" svg:y="19.931cm" presentation:class="page-number">
        <draw:text-box>
          <text:p text:style-name="MP3"><text:span text:style-name="MT2">Сла</text:span><text:span text:style-name="MT2">йд </text:span><text:span text:style-name="MT2"><text:page-number>10</text:page-number></text:span><text:span text:style-name="MT2"> </text:span><text:span text:style-name="MT2">из </text:span><text:span text:style-name="MT2"><text:page-count>10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08:30:48.931007139</meta:creation-date>
    <dc:date>2017-04-19T14:59:44.935834280</dc:date>
    <meta:editing-duration>PT27M9S</meta:editing-duration>
    <meta:editing-cycles>7</meta:editing-cycles>
    <meta:generator>LibreOffice/5.1.6.2$Linux_X86_64 LibreOffice_project/10m0$Build-2</meta:generator>
    <meta:document-statistic meta:object-count="147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i>,</mi>
      <mo stretchy="false">…</mo>
      <mi>,</mi>
      <mrow>
        <msub>
          <mi>u</mi>
          <mi>n</mi>
        </msub>
        <mo stretchy="false">∈</mo>
        <msup>
          <mi mathvariant="normal">ℝ</mi>
          <mn>3</mn>
        </msup>
      </mrow>
    </mrow>
    <annotation encoding="StarMath 5.0">u_{1}, dotslow, u_{n} in setR^{3} </annotation>
  </semantics>
</math>
</file>

<file path=Object 10/content.xml><?xml version="1.0" encoding="utf-8"?>
<math xmlns="http://www.w3.org/1998/Math/MathML" display="block">
  <semantics>
    <msub>
      <mi>L</mi>
      <mi mathvariant="normal">∞</mi>
    </msub>
    <annotation encoding="StarMath 5.0">L_infinity</annotation>
  </semantics>
</math>
</file>

<file path=Object 11/content.xml><?xml version="1.0" encoding="utf-8"?>
<math xmlns="http://www.w3.org/1998/Math/MathML" display="block">
  <semantics>
    <mrow>
      <msub>
        <mi mathvariant="italic">max</mi>
        <mrow>
          <mrow>
            <mi>i</mi>
            <mo stretchy="false">=</mo>
            <mn>1</mn>
          </mrow>
          <mo stretchy="false">…</mo>
          <mi>n</mi>
        </mrow>
      </msub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→</mo>
        <mi mathvariant="italic">min</mi>
      </mrow>
    </mrow>
    <annotation encoding="StarMath 5.0">max_{i = 1 dotslow n}  lline (x_i, u_i) - h^0_i rline  toward min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x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</mrow>
      <mi>,</mi>
    </mrow>
    <annotation encoding="StarMath 5.0">(x_i, u_i) &gt;= (x_j, u_i),


</annotation>
  </semantics>
</math>
</file>

<file path=Object 13/content.xml><?xml version="1.0" encoding="utf-8"?>
<math xmlns="http://www.w3.org/1998/Math/MathML" display="block">
  <semantics>
    <mrow>
      <msub>
        <mi>x</mi>
        <mn>1,</mn>
      </msub>
      <mo stretchy="false">…</mo>
      <mi>,</mi>
      <mrow>
        <msub>
          <mi>x</mi>
          <mi>n</mi>
        </msub>
        <mo stretchy="false">∈</mo>
        <msup>
          <mi mathvariant="normal">ℝ</mi>
          <mn>3</mn>
        </msup>
      </mrow>
    </mrow>
    <annotation encoding="StarMath 5.0">x_1, dotslow, x_n in setR^3</annotation>
  </semantics>
</math>
</file>

<file path=Object 14/content.xml><?xml version="1.0" encoding="utf-8"?>
<math xmlns="http://www.w3.org/1998/Math/MathML" display="block">
  <semantics>
    <mrow>
      <mn>1</mn>
      <mo stretchy="false">&lt;</mo>
      <mi>i</mi>
      <mo stretchy="false">≠</mo>
      <mi>j</mi>
      <mo stretchy="false">&lt;</mo>
      <mi>n</mi>
    </mrow>
    <annotation encoding="StarMath 5.0">1 &lt; i neq j &lt; n


</annotation>
  </semantics>
</math>
</file>

<file path=Object 15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16/content.xml><?xml version="1.0" encoding="utf-8"?>
<math xmlns="http://www.w3.org/1998/Math/MathML" display="block">
  <semantics>
    <msubsup>
      <mi>h</mi>
      <mi>i</mi>
      <mn>0</mn>
    </msubsup>
    <annotation encoding="StarMath 5.0">h^{0}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row>
      <mi mathvariant="normal">ε</mi>
      <mo stretchy="false">→</mo>
      <mi mathvariant="italic">min</mi>
    </mrow>
    <annotation encoding="StarMath 5.0">%varepsilon toward min</annotation>
  </semantics>
</math>
</file>

<file path=Object 19/content.xml><?xml version="1.0" encoding="utf-8"?>
<math xmlns="http://www.w3.org/1998/Math/MathML" display="block">
  <semantics>
    <mrow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&lt;</mo>
        <mi mathvariant="normal">ε</mi>
      </mrow>
      <mi>,</mi>
    </mrow>
    <annotation encoding="StarMath 5.0">lline (x_i, u_i) - h^0_i rline &lt; %varepsilon,</annotation>
  </semantics>
</math>
</file>

<file path=Object 2/content.xml><?xml version="1.0" encoding="utf-8"?>
<math xmlns="http://www.w3.org/1998/Math/MathML" display="block">
  <semantics>
    <mrow>
      <msubsup>
        <mi>h</mi>
        <mn>1</mn>
        <mn>0</mn>
      </msubsup>
      <mi>,</mi>
      <mo stretchy="false">…</mo>
      <mi>,</mi>
      <mrow>
        <msubsup>
          <mi>h</mi>
          <mi>n</mi>
          <mn>0</mn>
        </msubsup>
        <mo stretchy="false">∈</mo>
        <mi mathvariant="normal">ℝ</mi>
      </mrow>
      <mi>,</mi>
      <mrow>
        <msub>
          <mi>h</mi>
          <mi>i</mi>
        </msub>
        <mo stretchy="false">&gt;</mo>
        <mn>0</mn>
      </mrow>
    </mrow>
    <annotation encoding="StarMath 5.0">h^{0}_{1}, dotslow, h^{0}_{n} in setR, h_{i} &gt; 0</annotation>
  </semantics>
</math>
</file>

<file path=Object 20/content.xml><?xml version="1.0" encoding="utf-8"?>
<math xmlns="http://www.w3.org/1998/Math/MathML" display="block">
  <semantics>
    <mrow>
      <mrow>
        <mi>i</mi>
        <mo stretchy="false">=</mo>
        <mn>1,</mn>
      </mrow>
      <mo stretchy="false">…</mo>
      <mi>,</mi>
      <mi>n</mi>
    </mrow>
    <annotation encoding="StarMath 5.0">i = 1, dotslow, n


</annotation>
  </semantics>
</math>
</file>

<file path=Object 21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 fence="true" stretchy="false">(</mo>
              <mrow>
                <mrow>
                  <mi>a</mi>
                  <mi>,</mi>
                  <mi>b</mi>
                  <mi>,</mi>
                  <mi>c</mi>
                </mrow>
              </mrow>
              <mo fence="true" stretchy="false">)</mo>
            </mrow>
          </mrow>
          <mo fence="true" stretchy="false">)</mo>
        </mrow>
        <mo stretchy="false">=</mo>
        <mo stretchy="false">{</mo>
      </mrow>
      <mi>a</mi>
      <mrow>
        <mi>x</mi>
        <mo stretchy="false">+</mo>
        <mi>b</mi>
      </mrow>
      <mrow>
        <mi>y</mi>
        <mo stretchy="false">+</mo>
        <mi>c</mi>
      </mrow>
      <mrow>
        <mi>z</mi>
        <mo stretchy="false">=</mo>
        <mn>1</mn>
      </mrow>
      <mo stretchy="false">}</mo>
    </mrow>
    <annotation encoding="StarMath 5.0">%delta ((a, b, c)) = \{ a x + b y + c z = 1\}</annotation>
  </semantics>
</math>
</file>

<file path=Object 22/content.xml><?xml version="1.0" encoding="utf-8"?>
<math xmlns="http://www.w3.org/1998/Math/MathML" display="block">
  <semantics>
    <msub>
      <mi>L</mi>
      <mi mathvariant="normal">∞</mi>
    </msub>
    <annotation encoding="StarMath 5.0">L_infinity</annotation>
  </semantics>
</math>
</file>

<file path=Object 2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 stretchy="false">{</mo>
              <mi>a</mi>
              <mrow>
                <mi>x</mi>
                <mo stretchy="false">+</mo>
                <mi>b</mi>
              </mrow>
              <mrow>
                <mi>y</mi>
                <mo stretchy="false">+</mo>
                <mi>c</mi>
              </mrow>
              <mrow>
                <mi>z</mi>
                <mo stretchy="false">=</mo>
                <mn>1</mn>
              </mrow>
              <mo stretchy="false">}</mo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i>,</mi>
              <mi>b</mi>
              <mi>,</mi>
              <mi>c</mi>
            </mrow>
          </mrow>
          <mo fence="true" stretchy="false">)</mo>
        </mrow>
      </mrow>
    </mrow>
    <annotation encoding="StarMath 5.0">%delta (\{ a x + b y + c z = 1\}) = (a, b, c)</annotation>
  </semantics>
</math>
</file>

<file path=Object 24/content.xml><?xml version="1.0" encoding="utf-8"?>
<math xmlns="http://www.w3.org/1998/Math/MathML" display="block">
  <semantics>
    <mrow>
      <mi mathvariant="normal">δ</mi>
      <mrow>
        <mo fence="true" stretchy="false">(</mo>
        <mrow>
          <msub>
            <mi>K</mi>
            <mi mathvariant="normal">ε</mi>
          </msub>
        </mrow>
        <mo fence="true" stretchy="false">)</mo>
      </mrow>
    </mrow>
    <annotation encoding="StarMath 5.0">%delta(K_{%varepsilon})</annotation>
  </semantics>
</math>
</file>

<file path=Object 2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x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</mrow>
      <mi>,</mi>
    </mrow>
    <annotation encoding="StarMath 5.0">(x_i, u_i) &gt;= (x_j, u_i),


</annotation>
  </semantics>
</math>
</file>

<file path=Object 26/content.xml><?xml version="1.0" encoding="utf-8"?>
<math xmlns="http://www.w3.org/1998/Math/MathML" display="block">
  <semantics>
    <mrow>
      <mn>1</mn>
      <mo stretchy="false">&lt;</mo>
      <mi>i</mi>
      <mo stretchy="false">≠</mo>
      <mi>j</mi>
      <mo stretchy="false">&lt;</mo>
      <mi>n</mi>
    </mrow>
    <annotation encoding="StarMath 5.0">1 &lt; i neq j &lt; n


</annotation>
  </semantics>
</math>
</file>

<file path=Object 27/content.xml><?xml version="1.0" encoding="utf-8"?>
<math xmlns="http://www.w3.org/1998/Math/MathML" display="block">
  <semantics>
    <mi mathvariant="normal">ε</mi>
    <annotation encoding="StarMath 5.0">%varepsilon</annotation>
  </semantics>
</math>
</file>

<file path=Object 28/content.xml><?xml version="1.0" encoding="utf-8"?>
<math xmlns="http://www.w3.org/1998/Math/MathML" display="block">
  <semantics>
    <mrow>
      <mi mathvariant="normal">δ</mi>
      <mrow>
        <mo fence="true" stretchy="false">(</mo>
        <mrow>
          <mrow>
            <mo stretchy="false">{</mo>
            <mrow>
              <mrow>
                <mo fence="true" stretchy="false">(</mo>
                <mrow>
                  <mrow>
                    <msub>
                      <mi>u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=</mo>
              <mrow>
                <msub>
                  <mi>h</mi>
                  <mi>i</mi>
                </msub>
                <mo stretchy="false">−</mo>
                <mi mathvariant="normal">ε</mi>
              </mrow>
            </mrow>
            <mo stretchy="false">}</mo>
          </mrow>
        </mrow>
        <mo fence="true" stretchy="false">)</mo>
      </mrow>
    </mrow>
    <annotation encoding="StarMath 5.0">%delta (\{ ( u_i, x) = h_i - %varepsilon \})</annotation>
  </semantics>
</math>
</file>

<file path=Object 29/content.xml><?xml version="1.0" encoding="utf-8"?>
<math xmlns="http://www.w3.org/1998/Math/MathML" display="block">
  <semantics>
    <msub>
      <mi>K</mi>
      <mi mathvariant="normal">ε</mi>
    </msub>
    <annotation encoding="StarMath 5.0">K_{%varepsilon}</annotation>
  </semantics>
</math>
</file>

<file path=Object 3/content.xml><?xml version="1.0" encoding="utf-8"?>
<math xmlns="http://www.w3.org/1998/Math/MathML" display="block">
  <semantics>
    <mrow>
      <msub>
        <mi>h</mi>
        <mi>K</mi>
      </msub>
      <mi mathvariant="normal">:</mi>
      <mrow>
        <msup>
          <mi mathvariant="normal">ℝ</mi>
          <mn>3</mn>
        </msup>
        <mo stretchy="false">→</mo>
        <mi mathvariant="normal">ℝ</mi>
      </mrow>
      <mi>,</mi>
      <msub>
        <mi>h</mi>
        <mi>K</mi>
      </msub>
      <mrow>
        <mrow>
          <mo fence="true" stretchy="false">(</mo>
          <mrow>
            <mi>u</mi>
          </mrow>
          <mo fence="true" stretchy="false">)</mo>
        </mrow>
        <mo stretchy="false">=</mo>
        <msub>
          <mi mathvariant="italic">max</mi>
          <mrow>
            <mi>x</mi>
            <mo stretchy="false">∈</mo>
            <mi>K</mi>
          </mrow>
        </msub>
      </mrow>
      <mrow>
        <mo fence="true" stretchy="false">(</mo>
        <mrow>
          <mrow>
            <mi>x</mi>
            <mi>,</mi>
            <mi>u</mi>
          </mrow>
        </mrow>
        <mo fence="true" stretchy="false">)</mo>
      </mrow>
    </mrow>
    <annotation encoding="StarMath 5.0">h_K: setR^{3} toward setR, h_{ K }( u ) = max_{ x in K } ( x, u )</annotation>
  </semantics>
</math>
</file>

<file path=Object 30/content.xml><?xml version="1.0" encoding="utf-8"?>
<math xmlns="http://www.w3.org/1998/Math/MathML" display="block">
  <semantics>
    <mrow>
      <mo stretchy="false">{</mo>
      <mrow>
        <mrow>
          <mo fence="true" stretchy="false">(</mo>
          <mrow>
            <mrow>
              <msub>
                <mi>u</mi>
                <mi>i</mi>
              </msub>
              <mi>,</mi>
              <mi>x</mi>
            </mrow>
          </mrow>
          <mo fence="true" stretchy="false">)</mo>
        </mrow>
        <mo stretchy="false">=</mo>
        <mrow>
          <msub>
            <mi>h</mi>
            <mi>i</mi>
          </msub>
          <mo stretchy="false">+</mo>
          <mi mathvariant="normal">ε</mi>
        </mrow>
      </mrow>
      <mo stretchy="false">}</mo>
    </mrow>
    <annotation encoding="StarMath 5.0">\{ ( u_i, x) = h_i + %varepsilon \}</annotation>
  </semantics>
</math>
</file>

<file path=Object 31/content.xml><?xml version="1.0" encoding="utf-8"?>
<math xmlns="http://www.w3.org/1998/Math/MathML" display="block">
  <semantics>
    <mi mathvariant="normal">δ</mi>
    <annotation encoding="StarMath 5.0">%delta</annotation>
  </semantics>
</math>
</file>

<file path=Object 32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33/content.xml><?xml version="1.0" encoding="utf-8"?>
<math xmlns="http://www.w3.org/1998/Math/MathML" display="block">
  <semantics>
    <mrow>
      <msubsup>
        <mi>h</mi>
        <mi>i</mi>
        <mn>0</mn>
      </msubsup>
      <mo stretchy="false">+</mo>
      <mi mathvariant="normal">ε</mi>
    </mrow>
    <annotation encoding="StarMath 5.0">h^{0}_i + %varepsilon</annotation>
  </semantics>
</math>
</file>

<file path=Object 34/content.xml><?xml version="1.0" encoding="utf-8"?>
<math xmlns="http://www.w3.org/1998/Math/MathML" display="block">
  <semantics>
    <mrow>
      <msubsup>
        <mi>h</mi>
        <mi>i</mi>
        <mn>0</mn>
      </msubsup>
      <mo stretchy="false">−</mo>
      <mi mathvariant="normal">ε</mi>
    </mrow>
    <annotation encoding="StarMath 5.0">h^{0}_i - %varepsilon</annotation>
  </semantics>
</math>
</file>

<file path=Object 3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6/content.xml><?xml version="1.0" encoding="utf-8"?>
<math xmlns="http://www.w3.org/1998/Math/MathML" display="block">
  <semantics>
    <mrow>
      <mo fence="true" stretchy="false">[</mo>
      <mrow>
        <mrow>
          <mn>0,</mn>
          <msub>
            <mi mathvariant="normal">ε</mi>
            <mn>0</mn>
          </msub>
        </mrow>
      </mrow>
      <mo fence="true" stretchy="false">]</mo>
    </mrow>
    <annotation encoding="StarMath 5.0">[0, %varepsilon_0]</annotation>
  </semantics>
</math>
</file>

<file path=Object 37/content.xml><?xml version="1.0" encoding="utf-8"?>
<math xmlns="http://www.w3.org/1998/Math/MathML" display="block">
  <semantics>
    <mrow>
      <mo fence="true" stretchy="false">[</mo>
      <mrow>
        <mrow>
          <mn>0,</mn>
          <msub>
            <mi mathvariant="normal">ε</mi>
            <mn>0</mn>
          </msub>
        </mrow>
      </mrow>
      <mo fence="true" stretchy="false">]</mo>
    </mrow>
    <annotation encoding="StarMath 5.0">[0, %varepsilon_0]</annotation>
  </semantics>
</math>
</file>

<file path=Object 38/content.xml><?xml version="1.0" encoding="utf-8"?>
<math xmlns="http://www.w3.org/1998/Math/MathML" display="block">
  <semantics>
    <msub>
      <mi mathvariant="normal">ε</mi>
      <mn>0</mn>
    </msub>
    <annotation encoding="StarMath 5.0">%varepsilon_0</annotation>
  </semantics>
</math>
</file>

<file path=Object 39/content.xml><?xml version="1.0" encoding="utf-8"?>
<math xmlns="http://www.w3.org/1998/Math/MathML" display="block">
  <semantics>
    <mi mathvariant="normal">ε</mi>
    <annotation encoding="StarMath 5.0">%varepsilon</annotation>
  </semantics>
</math>
</file>

<file path=Object 4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40/content.xml><?xml version="1.0" encoding="utf-8"?>
<math xmlns="http://www.w3.org/1998/Math/MathML" display="block">
  <semantics>
    <mrow>
      <mi>log</mi>
      <mrow>
        <mo fence="true" stretchy="false">(</mo>
        <mrow>
          <mfrac>
            <msub>
              <mi mathvariant="normal">ε</mi>
              <mn>0</mn>
            </msub>
            <mrow>
              <mi mathvariant="normal">Δ</mi>
              <mi mathvariant="normal">ε</mi>
            </mrow>
          </mfrac>
        </mrow>
        <mo fence="true" stretchy="false">)</mo>
      </mrow>
      <mi>O</mi>
      <mrow>
        <mrow>
          <mo fence="true" stretchy="false">(</mo>
          <mrow>
            <msup>
              <mi>n</mi>
              <mn>2</mn>
            </msup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  <mi>,</mi>
    </mrow>
    <annotation encoding="StarMath 5.0">log( {%varepsilon_0} over { %DELTA %varepsilon} ) O(n^2) = O(n^2),</annotation>
  </semantics>
</math>
</file>

<file path=Object 41/content.xml><?xml version="1.0" encoding="utf-8"?>
<math xmlns="http://www.w3.org/1998/Math/MathML" display="block">
  <semantics>
    <mrow>
      <mi mathvariant="normal">Δ</mi>
      <mi mathvariant="normal">ε</mi>
    </mrow>
    <annotation encoding="StarMath 5.0">%DELTA %varepsilon</annotation>
  </semantics>
</math>
</file>

<file path=Object 5/content.xml><?xml version="1.0" encoding="utf-8"?>
<math xmlns="http://www.w3.org/1998/Math/MathML" display="block">
  <semantics>
    <msubsup>
      <mi>h</mi>
      <mi>i</mi>
      <mn>0</mn>
    </msubsup>
    <annotation encoding="StarMath 5.0">h^{0}_i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u</mi>
                        <mi>i</mi>
                      </msub>
                    </mrow>
                  </mrow>
                  <mo fence="true" stretchy="false">)</mo>
                </mrow>
                <mo stretchy="false">−</mo>
                <msubsup>
                  <mi>h</mi>
                  <mi>i</mi>
                  <mn>0</mn>
                </msubsup>
              </mrow>
            </mrow>
            <mo fence="true" stretchy="false">)</mo>
          </mrow>
          <mn>2</mn>
        </msup>
      </mrow>
      <mo stretchy="false">→</mo>
      <mi mathvariant="italic">min</mi>
    </mrow>
    <annotation encoding="StarMath 5.0">sum from { { i = 0 } } to { n } ( (x_i, u_i) - h^0_i )^2 toward min</annotation>
  </semantics>
</math>
</file>

<file path=Object 7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8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</mrow>
      <mo stretchy="false">→</mo>
      <mi mathvariant="italic">min</mi>
    </mrow>
    <annotation encoding="StarMath 5.0">sum from { { i = 0 } } to { n } lline (x_i, u_i) - h^0_i rline  toward min</annotation>
  </semantics>
</math>
</file>